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Cambria" svg:font-family="Cambria"/>
    <style:font-face style:name="apple-system" svg:font-family="apple-system, BlinkMacSystemFont"/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cm"/>
    </style:style>
    <style:style style:name="co2" style:family="table-column">
      <style:table-column-properties fo:break-before="auto" style:column-width="3.951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9.1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0.63cm"/>
    </style:style>
    <style:style style:name="co9" style:family="table-column">
      <style:table-column-properties fo:break-before="auto" style:column-width="11.689cm"/>
    </style:style>
    <style:style style:name="co10" style:family="table-column">
      <style:table-column-properties fo:break-before="auto" style:column-width="9.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true"/>
    </style:style>
    <style:style style:name="ro2" style:family="table-row">
      <style:table-row-properties style:row-height="2.95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3.916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2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" style:family="table-cell" style:parent-style-name="Default">
      <style:table-cell-properties fo:background-color="#9fc5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" style:family="table-cell" style:parent-style-name="Default">
      <style:table-cell-properties fo:background-color="#9fc5e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9fc5e8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9ead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pple-system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d9d2e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" fo:font-size="12pt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Mono;Courier New;DejaVu Sans Mono" style:font-name-complex="Liberation Mono;Courier New;DejaVu Sans Mono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2pt" style:font-size-asian="12pt" style:font-size-complex="12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Mono;Courier New;DejaVu Sans Mono" style:font-name-complex="Liberation Mono;Courier New;DejaVu Sans Mono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0pt" style:font-size-asian="10pt" fo:font-size="10pt" style:font-name="Liberation Mono;Courier New;DejaVu Sans Mono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Segoe UI" style:font-name-complex="apple-system;BlinkMacSystemFont" style:font-size-asian="6.80000019073486pt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Segoe UI" style:font-name-complex="Tahoma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none" fo:country="none" style:language-asian="none" style:country-asian="none" style:language-complex="none" style:country-complex="none" style:font-name-asian="Segoe UI" style:font-name-complex="apple-system;BlinkMacSystemFont" style:font-size-asian="6.80000019073486pt"/>
    </style:style>
    <style:style style:name="T1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apple-system;BlinkMacSystemFont" style:font-size-asian="6.80000019073486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2"/>
        <table:table-column table:style-name="co6" table:default-cell-style-name="ce18"/>
        <table:table-column table:style-name="co7" table:default-cell-style-name="ce15"/>
        <table:table-column table:style-name="co8" table:default-cell-style-name="ce19"/>
        <table:table-column table:style-name="co9" table:default-cell-style-name="ce15"/>
        <table:table-column table:style-name="co10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Название (Title):</text:p>
          </table:table-cell>
          <table:table-cell table:style-name="ce9" office:value-type="string" calcext:value-type="string">
            <text:p>Описание( Summary):</text:p>
          </table:table-cell>
          <table:table-cell table:style-name="ce10" office:value-type="string" calcext:value-type="string">
            <text:p>Приоритет (Priority)</text:p>
          </table:table-cell>
          <table:table-cell table:style-name="ce10" office:value-type="string" calcext:value-type="string" table:number-columns-spanned="2" table:number-rows-spanned="1">
            <text:p>Шаги (Steps to reproduce):</text:p>
          </table:table-cell>
          <table:covered-table-cell table:style-name="ce13"/>
          <table:table-cell table:style-name="ce13" office:value-type="string" calcext:value-type="string">
            <text:p>Окружение</text:p>
          </table:table-cell>
          <table:table-cell table:style-name="ce13" office:value-type="string" calcext:value-type="string" table:number-columns-spanned="2" table:number-rows-spanned="1">
            <text:p>Ожидаемый результат (Expected result):</text:p>
          </table:table-cell>
          <table:covered-table-cell table:style-name="ce20"/>
          <table:table-cell table:style-name="ce22" office:value-type="string" calcext:value-type="string">
            <text:p>Комментарии к тесту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5">
            <text:p>Проверка запуска приложения <text:span text:style-name="T1">KeyValidator с одним параметром </text:span></text:p>
          </table:table-cell>
          <table:table-cell table:style-name="ce6" office:value-type="string" calcext:value-type="string" table:number-columns-spanned="1" table:number-rows-spanned="5">
            <text:p>Проверка работоспособности приложения KeyValidator. Все шаги описаны согласно руководства использования </text:p>
            <text:p>https://github.com/netology-code/javaqa-homeworks/blob/master/intro/user-manual.md</text:p>
            <text:p/>
          </table:table-cell>
          <table:table-cell table:style-name="ce6" office:value-type="string" calcext:value-type="string" table:number-columns-spanned="1" table:number-rows-spanned="5">
            <text:p>Очень высокий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Запустить приложение следующим образом: </text:p>
            <text:p>java KeyValidator 00000000-0000-0000-0000-000000000000</text:p>
            <text:p><text:span text:style-name="T2">Где </text:span><text:span text:style-name="T3">00000000-0000-0000-0000-000000000000 ключ</text:span></text:p>
          </table:table-cell>
          <table:table-cell office:value-type="string" calcext:value-type="string" table:number-columns-spanned="1" table:number-rows-spanned="5">
            <text:p>- Windows 11 x64</text:p>
            <text:p>-OpenGD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иложении запускается. Выведен результат</text:p>
            <text:p>Result for 00000000-0000-0000-0000-000000000000: OK</text:p>
          </table:table-cell>
          <table:table-cell table:style-name="ce23" office:value-type="string" calcext:value-type="string" table:number-columns-spanned="1" table:number-rows-spanned="5">
            <text:p>Найдены баги в инструкции:</text:p>
            <text:p>1.Не указаны шаги: </text:p>
            <text:p>   1.Скопировать файл    KeyValidator.class </text:p>
            <text:p><text:span text:style-name="T6">    2. Запустить терминал из папки где размещен скопированный файл </text:span><text:span text:style-name="T8">KeyValidator.class</text:span></text:p>
            <text:p><text:span text:style-name="T8">2. При запуске приложения с ключом </text:span><text:span text:style-name="T9">00000000-0000-0000-0000-000000000000 фактический результат FALL</text:span></text:p>
            <text:p/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Запустить приложение следующим образом: </text:p>
            <text:p>java KeyValidator 00000000-0000-0000-0000-000000000001</text:p>
            <text:p><text:span text:style-name="T2">Где </text:span><text:span text:style-name="T3">00000000-0000-0000-0000-000000000001 ключ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приложении запускается. Выведен результат</text:p>
            <text:p>Result for 00000000-0000-0000-0000-000000000000: FALL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3" calcext:value-type="float">
            <text:p>3</text:p>
          </table:table-cell>
          <table:table-cell table:style-name="ce15"/>
          <table:covered-table-cell/>
          <table:table-cell office:value-type="float" office:value="3" calcext:value-type="float">
            <text:p>3</text:p>
          </table:table-cell>
          <table:table-cell table:style-name="Default"/>
          <table:covered-table-cell/>
        </table:table-row>
        <table:table-row table:style-name="ro3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15"/>
          <table:covered-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3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15"/>
          <table:covered-table-cell/>
          <table:table-cell office:value-type="float" office:value="5" calcext:value-type="float">
            <text:p>5</text:p>
          </table:table-cell>
          <table:table-cell/>
          <table:covered-table-cell/>
        </table:table-row>
        <table:table-row table:style-name="ro4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6" office:value-type="string" calcext:value-type="string" table:number-columns-spanned="1" table:number-rows-spanned="5">
            <text:p>Проверка запуска приложения <text:span text:style-name="T1">KeyValidator с несколькими параметроми</text:span></text:p>
          </table:table-cell>
          <table:table-cell table:style-name="ce6" office:value-type="string" calcext:value-type="string" table:number-columns-spanned="1" table:number-rows-spanned="5">
            <text:p>Проверка работоспособности приложения KeyValidator. Все шаги описаны согласно руководства использования </text:p>
            <text:p>https://github.com/netology-code/javaqa-homeworks/blob/master/intro/user-manual.md</text:p>
            <text:p/>
          </table:table-cell>
          <table:table-cell table:style-name="ce6" office:value-type="string" calcext:value-type="string" table:number-columns-spanned="1" table:number-rows-spanned="5">
            <text:p>Очень высокий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Запустить приложение следующим образом : </text:p>
            <text:p>java KeyValidator 00000000-0000-0000-0000-000000000000 00000000-0000-0000-0000-000000000001</text:p>
            <text:p><text:span text:style-name="T2">Где </text:span><text:span text:style-name="T3">00000000-0000-0000-0000-000000000000 и 00000000-0000-0000-0000-000000000001 ключи</text:span></text:p>
          </table:table-cell>
          <table:table-cell office:value-type="string" calcext:value-type="string" table:number-columns-spanned="1" table:number-rows-spanned="5">
            <text:p>- Windows 11 x64</text:p>
            <text:p>-OpenGD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иложениии выведен результат для двух ключей</text:p>
            <text:p>Result for 00000000-0000-0000-0000-000000000000: OK</text:p>
            <text:p><text:span text:style-name="T4">Result for 00000000-0000-0000-0000-000000000001: FAIL</text:span><text:span text:style-name="T5"> </text:span></text:p>
          </table:table-cell>
          <table:table-cell table:style-name="ce23" office:value-type="string" calcext:value-type="string" table:number-columns-spanned="1" table:number-rows-spanned="5">
            <text:p>Найдены баги в инструкции:</text:p>
            <text:p>1.Не указаны шаги: </text:p>
            <text:p>   1.Скопировать файл    KeyValidator.class </text:p>
            <text:p><text:span text:style-name="T6">    2. Запустить терминал из папки где размещен скопированный файл </text:span><text:span text:style-name="T8">KeyValidator.class</text:span></text:p>
            <text:p><text:span text:style-name="T8">2. При запуске приложения с ключом </text:span><text:span text:style-name="T9">00000000-0000-0000-0000-000000000000 фактический результат FALL</text:span></text:p>
            <text:p/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</table:table-row>
        <table:table-row table:style-name="ro5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17"/>
          <table:covered-table-cell/>
          <table:table-cell office:value-type="float" office:value="2" calcext:value-type="float">
            <text:p>2</text:p>
          </table:table-cell>
          <table:table-cell table:style-name="Default"/>
          <table:covered-table-cell/>
        </table:table-row>
        <table:table-row table:style-name="ro5">
          <table:covered-table-cell table:number-columns-repeated="4"/>
          <table:table-cell office:value-type="float" office:value="3" calcext:value-type="float">
            <text:p>3</text:p>
          </table:table-cell>
          <table:table-cell table:style-name="ce15"/>
          <table:covered-table-cell/>
          <table:table-cell office:value-type="float" office:value="3" calcext:value-type="float">
            <text:p>3</text:p>
          </table:table-cell>
          <table:table-cell table:style-name="Default"/>
          <table:covered-table-cell/>
        </table:table-row>
        <table:table-row table:style-name="ro5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15"/>
          <table:covered-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15"/>
          <table:covered-table-cell/>
          <table:table-cell office:value-type="float" office:value="5" calcext:value-type="float">
            <text:p>5</text:p>
          </table:table-cell>
          <table:table-cell/>
          <table:covered-table-cell/>
        </table:table-row>
        <table:table-row table:style-name="ro5">
          <table:table-cell table:style-name="ce2" office:value-type="float" office:value="3" calcext:value-type="float" table:number-columns-spanned="1" table:number-rows-spanned="10">
            <text:p>3</text:p>
          </table:table-cell>
          <table:table-cell table:style-name="ce6" office:value-type="string" calcext:value-type="string" table:number-columns-spanned="1" table:number-rows-spanned="10">
            <text:p>Проверка работы приложения <text:span text:style-name="T1">KeyValidator с использованием валидных данных</text:span></text:p>
          </table:table-cell>
          <table:table-cell table:style-name="ce6" office:value-type="string" calcext:value-type="string" table:number-columns-spanned="1" table:number-rows-spanned="10">
            <text:p>Проверка работы приложения <text:span text:style-name="T1">KeyValidator с использованием валидных данны. В качестве валидных данных используем валидные ключи, указанные в руководстве пользователя. Позитивное тестирование</text:span></text:p>
          </table:table-cell>
          <table:table-cell table:style-name="ce6" office:value-type="string" calcext:value-type="string" table:number-columns-spanned="1" table:number-rows-spanned="10">
            <text:p>Высокий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устить приложение с параметрами:</text:p>
          </table:table-cell>
          <table:table-cell office:value-type="string" calcext:value-type="string" table:number-columns-spanned="1" table:number-rows-spanned="10">
            <text:p>- Windows 11 x64</text:p>
            <text:p>-OpenGD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иложении выведен результаты:</text:p>
          </table:table-cell>
          <table:table-cell table:style-name="ce23" office:value-type="string" calcext:value-type="string" table:number-columns-spanned="1" table:number-rows-spanned="10">
            <text:p>Найдены баги:</text:p>
            <text:p> 1. При запуске приложения с ключом</text:p>
            <text:p><text:span text:style-name="T6"> </text:span><text:span text:style-name="T10">80b427f8-92cd-3aae-ba04-3927fbe17c6 </text:span></text:p>
            <text:p><text:span text:style-name="T10">Фактический результат FALL</text:span></text:p>
            <text:p><text:span text:style-name="T10">2. При запуске приложения с ключом </text:span></text:p>
            <text:p><text:span text:style-name="T11">387eedc6-12e9-3b32-9881-63b6b5e85317 фактический результат  FALL</text:span></text:p>
            <text:p/>
            <text:p/>
            <text:p/>
            <text:p/>
            <text:p/>
          </table:table-cell>
        </table:table-row>
        <table:table-row table:style-name="ro3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f05e6a7-70e9-33d7-bfe7-b19eae0d8998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6">Result for </text:span><text:span text:style-name="T7">8f05e6a7-70e9-33d7-bfe7-b19eae0d8998</text:span>: OK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0b427f8-92cd-3aae-ba04-3927fbe17c6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<text:span text:style-name="T6">Result for </text:span><text:span text:style-name="T7">80b427f8-92cd-3aae-ba04-3927fbe17c6</text:span>: OK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b295bc63-9f03-3b4b-af80-969b39f8c262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<text:span text:style-name="T6">Result for </text:span><text:span text:style-name="T7">b295bc63-9f03-3b4b-af80-969b39f8c262</text:span>: OK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387eedc6-12e9-3b32-9881-63b6b5e85317</text:p>
          </table:table-cell>
          <table:covered-table-cell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<text:span text:style-name="T6">Result for </text:span><text:span text:style-name="T7">387eedc6-12e9-3b32-9881-63b6b5e85317</text:span>: OK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19a8cf9-5c3a-37c5-b7f3-d16d38a0c180</text:p>
          </table:table-cell>
          <table:covered-table-cell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<text:span text:style-name="T6">Result for </text:span><text:span text:style-name="T7">c19a8cf9-5c3a-37c5-b7f3-d16d38a0c180</text:span>: OK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7" calcext:value-type="float">
            <text:p>7</text:p>
          </table:table-cell>
          <table:table-cell table:style-name="ce15"/>
          <table:covered-table-cell/>
          <table:table-cell office:value-type="float" office:value="7" calcext:value-type="float">
            <text:p>7</text:p>
          </table:table-cell>
          <table:table-cell/>
          <table:covered-table-cell/>
        </table:table-row>
        <table:table-row table:style-name="ro3">
          <table:covered-table-cell table:number-columns-repeated="4"/>
          <table:table-cell office:value-type="float" office:value="8" calcext:value-type="float">
            <text:p>8</text:p>
          </table:table-cell>
          <table:table-cell table:style-name="ce15"/>
          <table:covered-table-cell/>
          <table:table-cell office:value-type="float" office:value="8" calcext:value-type="float">
            <text:p>8</text:p>
          </table:table-cell>
          <table:table-cell/>
          <table:covered-table-cell/>
        </table:table-row>
        <table:table-row table:style-name="ro3">
          <table:covered-table-cell table:number-columns-repeated="4"/>
          <table:table-cell office:value-type="float" office:value="9" calcext:value-type="float">
            <text:p>9</text:p>
          </table:table-cell>
          <table:table-cell table:style-name="ce15"/>
          <table:covered-table-cell/>
          <table:table-cell office:value-type="float" office:value="9" calcext:value-type="float">
            <text:p>9</text:p>
          </table:table-cell>
          <table:table-cell/>
          <table:covered-table-cell/>
        </table:table-row>
        <table:table-row table:style-name="ro3">
          <table:covered-table-cell table:style-name="ce4"/>
          <table:covered-table-cell table:number-columns-repeated="3" table:style-name="ce8"/>
          <table:table-cell office:value-type="float" office:value="10" calcext:value-type="float">
            <text:p>10</text:p>
          </table:table-cell>
          <table:table-cell table:style-name="ce15"/>
          <table:covered-table-cell/>
          <table:table-cell office:value-type="float" office:value="10" calcext:value-type="float">
            <text:p>10</text:p>
          </table:table-cell>
          <table:table-cell/>
          <table:covered-table-cell table:style-name="ce8"/>
        </table:table-row>
        <table:table-row table:style-name="ro3">
          <table:table-cell table:style-name="ce2" office:value-type="float" office:value="4" calcext:value-type="float" table:number-columns-spanned="1" table:number-rows-spanned="10">
            <text:p>4</text:p>
          </table:table-cell>
          <table:table-cell table:style-name="ce6" office:value-type="string" calcext:value-type="string" table:number-columns-spanned="1" table:number-rows-spanned="10">
            <text:p>Проверка работы приложения <text:span text:style-name="T1">KeyValidator с использованием Невалидных данных</text:span></text:p>
          </table:table-cell>
          <table:table-cell table:style-name="ce6" office:value-type="string" calcext:value-type="string" table:number-columns-spanned="1" table:number-rows-spanned="10">
            <text:p>Проверка работы приложения <text:span text:style-name="T1">KeyValidator с использованием невалидных данны. В качестве невалидных данных используем невалидные ключи, указанные в руководстве пользователя. Негативное тестирование</text:span></text:p>
          </table:table-cell>
          <table:table-cell table:style-name="ce6" office:value-type="string" calcext:value-type="string" table:number-columns-spanned="1" table:number-rows-spanned="10">
            <text:p>Высокий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устить приложение с параметрами:</text:p>
          </table:table-cell>
          <table:table-cell office:value-type="string" calcext:value-type="string" table:number-columns-spanned="1" table:number-rows-spanned="10">
            <text:p>- Windows 11 x64</text:p>
            <text:p>-OpenGD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иложении выведен результаты:</text:p>
          </table:table-cell>
          <table:table-cell table:style-name="ce23" office:value-type="string" calcext:value-type="string" table:number-columns-spanned="1" table:number-rows-spanned="10">
            <text:p>Найдены баги:</text:p>
            <text:p><text:span text:style-name="T6"> 1. </text:span><text:span text:style-name="T8">При запуске приложения с ключом</text:span></text:p>
            <text:p><text:span text:style-name="T6"> </text:span><text:span text:style-name="T7">2fb98b44-93e7-3bdd-a2ad-79347bfe4ad1</text:span></text:p>
            <text:p><text:span text:style-name="T11">Фактический результат OK</text:span></text:p>
            <text:p><text:span text:style-name="T11"/></text:p>
            <text:p/>
          </table:table-cell>
        </table:table-row>
        <table:table-row table:style-name="ro3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8252235-78e0-44a5-8720-556f0c7da17a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6">Result for </text:span><text:span text:style-name="T7">18252235-78e0-44a5-8720-556f0c7da17a</text:span>: FALL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66075b6-ddad-445e-baf6-161b3289522b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<text:span text:style-name="T6">Result for </text:span><text:span text:style-name="T7">e66075b6-ddad-445e-baf6-161b3289522b</text:span>: FALL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b6d53250-f07e-4352-a293-6102ddf7f1ca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<text:span text:style-name="T6">Result for </text:span><text:span text:style-name="T7">b6d53250-f07e-4352-a293-6102ddf7f1ca </text:span>: FALL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2bc778a-1cb9-46c6-b435-0489649d2a42</text:p>
          </table:table-cell>
          <table:covered-table-cell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<text:span text:style-name="T6">Result for </text:span><text:span text:style-name="T7">c2bc778a-1cb9-46c6-b435-0489649d2a42</text:span>: FALL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fb98b44-93e7-3bdd-a2ad-79347bfe4ad1</text:p>
          </table:table-cell>
          <table:covered-table-cell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<text:span text:style-name="T6">Result for </text:span><text:span text:style-name="T7">2fb98b44-93e7-3bdd-a2ad-79347bfe4ad1</text:span>: FALL</text:p>
          </table:table-cell>
          <table:covered-table-cell/>
        </table:table-row>
        <table:table-row table:style-name="ro3">
          <table:covered-table-cell table:number-columns-repeated="4"/>
          <table:table-cell office:value-type="float" office:value="7" calcext:value-type="float">
            <text:p>7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/>
          <table:covered-table-cell/>
        </table:table-row>
        <table:table-row table:style-name="ro3">
          <table:covered-table-cell table:number-columns-repeated="4"/>
          <table:table-cell office:value-type="float" office:value="8" calcext:value-type="float">
            <text:p>8</text:p>
          </table:table-cell>
          <table:table-cell table:style-name="ce15"/>
          <table:covered-table-cell/>
          <table:table-cell office:value-type="float" office:value="8" calcext:value-type="float">
            <text:p>8</text:p>
          </table:table-cell>
          <table:table-cell/>
          <table:covered-table-cell/>
        </table:table-row>
        <table:table-row table:style-name="ro3">
          <table:covered-table-cell table:number-columns-repeated="4"/>
          <table:table-cell office:value-type="float" office:value="9" calcext:value-type="float">
            <text:p>9</text:p>
          </table:table-cell>
          <table:table-cell table:style-name="ce15"/>
          <table:covered-table-cell/>
          <table:table-cell office:value-type="float" office:value="9" calcext:value-type="float">
            <text:p>9</text:p>
          </table:table-cell>
          <table:table-cell/>
          <table:covered-table-cell/>
        </table:table-row>
        <table:table-row table:style-name="ro3">
          <table:covered-table-cell table:style-name="ce4"/>
          <table:covered-table-cell table:number-columns-repeated="3" table:style-name="ce8"/>
          <table:table-cell office:value-type="float" office:value="10" calcext:value-type="float">
            <text:p>10</text:p>
          </table:table-cell>
          <table:table-cell table:style-name="ce15"/>
          <table:covered-table-cell/>
          <table:table-cell office:value-type="float" office:value="10" calcext:value-type="float">
            <text:p>10</text:p>
          </table:table-cell>
          <table:table-cell/>
          <table:covered-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Cambria" svg:font-family="Cambria"/>
    <style:font-face style:name="apple-system" svg:font-family="apple-system, BlinkMacSystemFont"/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16:54:54.450000000</meta:creation-date>
    <dc:date>2020-03-19T19:25:27.496000000</dc:date>
    <meta:editing-duration>PT15M12S</meta:editing-duration>
    <meta:editing-cycles>6</meta:editing-cycles>
    <meta:generator>LibreOffice/6.4.0.3$Windows_x86 LibreOffice_project/b0a288ab3d2d4774cb44b62f04d5d28733ac6df8</meta:generator>
    <meta:document-statistic meta:table-count="1" meta:cell-count="122" meta:object-count="0"/>
  </office:meta>
</office:document-meta>
</file>